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officeooo:rsid="0018120b" officeooo:paragraph-rsid="004576e6"/>
    </style:style>
    <style:style style:name="P4" style:family="paragraph" style:parent-style-name="Text_20_body">
      <style:text-properties officeooo:rsid="0019e883" officeooo:paragraph-rsid="004576e6"/>
    </style:style>
    <style:style style:name="P5" style:family="paragraph" style:parent-style-name="Text_20_body">
      <style:text-properties officeooo:rsid="001abd6d" officeooo:paragraph-rsid="004576e6"/>
    </style:style>
    <style:style style:name="P6" style:family="paragraph" style:parent-style-name="Text_20_body">
      <style:text-properties officeooo:rsid="001ff7f4" officeooo:paragraph-rsid="004576e6"/>
    </style:style>
    <style:style style:name="P7" style:family="paragraph" style:parent-style-name="Text_20_body">
      <style:text-properties fo:font-style="italic" officeooo:rsid="001ff7f4" officeooo:paragraph-rsid="004576e6" style:font-style-asian="italic" style:font-style-complex="italic"/>
    </style:style>
    <style:style style:name="P8" style:family="paragraph" style:parent-style-name="Text_20_body">
      <style:text-properties fo:font-style="italic" officeooo:rsid="001abd6d" officeooo:paragraph-rsid="004576e6" style:font-style-asian="italic" style:font-style-complex="italic"/>
    </style:style>
    <style:style style:name="P9" style:family="paragraph" style:parent-style-name="Text_20_body">
      <style:text-properties officeooo:rsid="002e9b40" officeooo:paragraph-rsid="002e9b40"/>
    </style:style>
    <style:style style:name="P10" style:family="paragraph" style:parent-style-name="Text_20_body">
      <style:text-properties officeooo:rsid="002e9b40" officeooo:paragraph-rsid="005461ba"/>
    </style:style>
    <style:style style:name="P11" style:family="paragraph" style:parent-style-name="Text_20_body">
      <style:text-properties officeooo:rsid="003768bb" officeooo:paragraph-rsid="00505d47"/>
    </style:style>
    <style:style style:name="P12" style:family="paragraph" style:parent-style-name="Text_20_body">
      <style:text-properties officeooo:rsid="003a2477" officeooo:paragraph-rsid="003a2477"/>
    </style:style>
    <style:style style:name="P13" style:family="paragraph" style:parent-style-name="Text_20_body">
      <style:text-properties officeooo:rsid="003a2477" officeooo:paragraph-rsid="00523823"/>
    </style:style>
    <style:style style:name="P14" style:family="paragraph" style:parent-style-name="Text_20_body">
      <style:text-properties officeooo:rsid="0032fa97" officeooo:paragraph-rsid="003656c3"/>
    </style:style>
    <style:style style:name="P15" style:family="paragraph" style:parent-style-name="Text_20_body">
      <style:text-properties officeooo:rsid="0040c34a" officeooo:paragraph-rsid="0043bae7"/>
    </style:style>
    <style:style style:name="P16" style:family="paragraph" style:parent-style-name="Text_20_body">
      <style:text-properties officeooo:paragraph-rsid="004576e6"/>
    </style:style>
    <style:style style:name="P17" style:family="paragraph" style:parent-style-name="Text_20_body">
      <style:text-properties officeooo:rsid="001d4fca" officeooo:paragraph-rsid="004ad89f"/>
    </style:style>
    <style:style style:name="P18" style:family="paragraph" style:parent-style-name="Text_20_body">
      <style:text-properties officeooo:rsid="0047a197" officeooo:paragraph-rsid="0047a197"/>
    </style:style>
    <style:style style:name="P19" style:family="paragraph" style:parent-style-name="Text_20_body">
      <style:text-properties officeooo:rsid="00495c24" officeooo:paragraph-rsid="00495c24"/>
    </style:style>
    <style:style style:name="P20" style:family="paragraph" style:parent-style-name="Text_20_body">
      <style:text-properties officeooo:rsid="00495c24" officeooo:paragraph-rsid="004b3959"/>
    </style:style>
    <style:style style:name="P21" style:family="paragraph" style:parent-style-name="Text_20_body">
      <style:text-properties officeooo:rsid="004ad89f" officeooo:paragraph-rsid="004ad89f"/>
    </style:style>
    <style:style style:name="P22" style:family="paragraph" style:parent-style-name="Text_20_body">
      <style:text-properties officeooo:rsid="004b3959" officeooo:paragraph-rsid="004b3959"/>
    </style:style>
    <style:style style:name="P23" style:family="paragraph" style:parent-style-name="Text_20_body">
      <style:text-properties officeooo:rsid="004b3959" officeooo:paragraph-rsid="004d7f1f"/>
    </style:style>
    <style:style style:name="P24" style:family="paragraph" style:parent-style-name="Text_20_body">
      <style:text-properties officeooo:rsid="004b3959" officeooo:paragraph-rsid="004ddfec"/>
    </style:style>
    <style:style style:name="P25" style:family="paragraph" style:parent-style-name="Text_20_body">
      <style:text-properties officeooo:rsid="004d7f1f" officeooo:paragraph-rsid="004d7f1f"/>
    </style:style>
    <style:style style:name="P26" style:family="paragraph" style:parent-style-name="Text_20_body">
      <style:text-properties officeooo:rsid="0046b642" officeooo:paragraph-rsid="00523823"/>
    </style:style>
    <style:style style:name="P27" style:family="paragraph" style:parent-style-name="Text_20_body">
      <style:text-properties officeooo:rsid="004ddfec" officeooo:paragraph-rsid="00523823"/>
    </style:style>
    <style:style style:name="P28" style:family="paragraph" style:parent-style-name="Text_20_body">
      <style:text-properties officeooo:rsid="004f2728" officeooo:paragraph-rsid="004f2728"/>
    </style:style>
    <style:style style:name="P29" style:family="paragraph" style:parent-style-name="Text_20_body">
      <style:text-properties officeooo:rsid="00505d47" officeooo:paragraph-rsid="00505d47"/>
    </style:style>
    <style:style style:name="P30" style:family="paragraph" style:parent-style-name="Text_20_body">
      <style:text-properties officeooo:rsid="00505d47" officeooo:paragraph-rsid="00523823"/>
    </style:style>
    <style:style style:name="P31" style:family="paragraph" style:parent-style-name="Text_20_body">
      <style:text-properties officeooo:rsid="00523823" officeooo:paragraph-rsid="00523823"/>
    </style:style>
    <style:style style:name="P32" style:family="paragraph" style:parent-style-name="Text_20_body">
      <style:text-properties fo:font-style="normal" fo:font-weight="normal" officeooo:rsid="00495c24" officeooo:paragraph-rsid="00495c24" style:font-style-asian="normal" style:font-weight-asian="normal" style:font-style-complex="normal" style:font-weight-complex="normal"/>
    </style:style>
    <style:style style:name="P33" style:family="paragraph" style:parent-style-name="Text_20_body">
      <style:text-properties officeooo:rsid="0038c1f0" officeooo:paragraph-rsid="003a2477"/>
    </style:style>
    <style:style style:name="P34" style:family="paragraph" style:parent-style-name="Text_20_body">
      <style:text-properties officeooo:rsid="005633cf" officeooo:paragraph-rsid="00594338"/>
    </style:style>
    <style:style style:name="P35" style:family="paragraph" style:parent-style-name="Text_20_body">
      <style:text-properties officeooo:rsid="0059d1ea" officeooo:paragraph-rsid="0059d1ea"/>
    </style:style>
    <style:style style:name="P36" style:family="paragraph" style:parent-style-name="Text_20_body">
      <style:text-properties officeooo:rsid="005c048a" officeooo:paragraph-rsid="005c048a"/>
    </style:style>
    <style:style style:name="P37" style:family="paragraph" style:parent-style-name="Text_20_body" style:list-style-name="L1">
      <style:text-properties officeooo:rsid="0038c1f0" officeooo:paragraph-rsid="00505d47"/>
    </style:style>
    <style:style style:name="P38" style:family="paragraph" style:parent-style-name="Text_20_body" style:list-style-name="L2">
      <style:text-properties officeooo:rsid="005a5cf9" officeooo:paragraph-rsid="005a5cf9"/>
    </style:style>
    <style:style style:name="P39" style:family="paragraph" style:parent-style-name="Text_20_body" style:list-style-name="L2">
      <style:text-properties officeooo:rsid="005a5cf9" officeooo:paragraph-rsid="005ead16"/>
    </style:style>
    <style:style style:name="P40" style:family="paragraph" style:parent-style-name="Text_20_body" style:list-style-name="L3">
      <style:text-properties officeooo:rsid="005c048a" officeooo:paragraph-rsid="005c048a"/>
    </style:style>
    <style:style style:name="P41" style:family="paragraph" style:parent-style-name="Text_20_body" style:list-style-name="L4">
      <style:text-properties officeooo:rsid="0019e883" officeooo:paragraph-rsid="004576e6"/>
    </style:style>
    <style:style style:name="P42" style:family="paragraph" style:parent-style-name="Text_20_body" style:list-style-name="L4">
      <style:text-properties officeooo:rsid="004ad89f" officeooo:paragraph-rsid="004ad89f"/>
    </style:style>
    <style:style style:name="P43" style:family="paragraph" style:parent-style-name="Text_20_body" style:list-style-name="">
      <style:text-properties officeooo:rsid="001ff7f4" officeooo:paragraph-rsid="004576e6"/>
    </style:style>
    <style:style style:name="P44" style:family="paragraph" style:parent-style-name="Text_20_body">
      <style:text-properties officeooo:rsid="0047a197" officeooo:paragraph-rsid="0047a197"/>
    </style:style>
    <style:style style:name="P45" style:family="paragraph" style:parent-style-name="Text_20_body">
      <style:text-properties officeooo:rsid="005ead16" officeooo:paragraph-rsid="005ead16"/>
    </style:style>
    <style:style style:name="P46" style:family="paragraph" style:parent-style-name="Text_20_body" style:list-style-name="L5">
      <style:text-properties officeooo:rsid="00505d47" officeooo:paragraph-rsid="00505d47"/>
    </style:style>
    <style:style style:name="P47" style:family="paragraph" style:parent-style-name="Text_20_body">
      <style:text-properties officeooo:rsid="00505d47" officeooo:paragraph-rsid="005f432b"/>
    </style:style>
    <style:style style:name="P48" style:family="paragraph" style:parent-style-name="Text_20_body">
      <style:text-properties officeooo:rsid="003a2477" officeooo:paragraph-rsid="005f432b"/>
    </style:style>
    <style:style style:name="P49" style:family="paragraph" style:parent-style-name="Text_20_body">
      <style:text-properties officeooo:rsid="005f432b" officeooo:paragraph-rsid="005f432b"/>
    </style:style>
    <style:style style:name="P50" style:family="paragraph" style:parent-style-name="Text_20_body">
      <style:text-properties fo:font-weight="bold" officeooo:rsid="005f432b" officeooo:paragraph-rsid="005f432b" style:font-weight-asian="bold" style:font-weight-complex="bold"/>
    </style:style>
    <style:style style:name="P51" style:family="paragraph" style:parent-style-name="Text_20_body">
      <style:text-properties fo:font-weight="bold" officeooo:rsid="00505d47" officeooo:paragraph-rsid="005f432b" style:font-weight-asian="bold" style:font-weight-complex="bold"/>
    </style:style>
    <style:style style:name="P52" style:family="paragraph" style:parent-style-name="Heading_20_1" style:list-style-nam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paragraph-rsid="004576e6"/>
    </style:style>
    <style:style style:name="P55" style:family="paragraph" style:parent-style-name="Heading_20_1">
      <style:paragraph-properties fo:break-before="page"/>
      <style:text-properties officeooo:rsid="00169aa6" officeooo:paragraph-rsid="002d5640"/>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officeooo:rsid="00253d0c"/>
    </style:style>
    <style:style style:name="T7" style:family="text">
      <style:text-properties officeooo:rsid="00273660"/>
    </style:style>
    <style:style style:name="T8" style:family="text">
      <style:text-properties officeooo:rsid="00276699"/>
    </style:style>
    <style:style style:name="T9" style:family="text">
      <style:text-properties officeooo:rsid="0030c450"/>
    </style:style>
    <style:style style:name="T10" style:family="text">
      <style:text-properties officeooo:rsid="0032118b"/>
    </style:style>
    <style:style style:name="T11" style:family="text">
      <style:text-properties officeooo:rsid="001ff7f4"/>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1ff7f4" style:font-size-asian="12pt" style:font-size-complex="12pt"/>
    </style:style>
    <style:style style:name="T14" style:family="text">
      <style:text-properties style:font-name="Liberation Serif" fo:font-size="12pt" officeooo:rsid="001d4fca" style:font-size-asian="12pt" style:font-size-complex="12pt"/>
    </style:style>
    <style:style style:name="T15" style:family="text">
      <style:text-properties officeooo:rsid="0040c34a"/>
    </style:style>
    <style:style style:name="T16" style:family="text">
      <style:text-properties fo:font-style="italic" style:font-style-asian="italic" style:font-style-complex="italic"/>
    </style:style>
    <style:style style:name="T17" style:family="text">
      <style:text-properties fo:font-style="italic" officeooo:rsid="00424464" style:font-style-asian="italic" style:font-style-complex="italic"/>
    </style:style>
    <style:style style:name="T18" style:family="text">
      <style:text-properties fo:font-style="normal" officeooo:rsid="00424464" style:font-style-asian="normal" style:font-style-complex="normal"/>
    </style:style>
    <style:style style:name="T19" style:family="text">
      <style:text-properties fo:font-style="normal" officeooo:rsid="0043bae7" style:font-style-asian="normal" style:font-style-complex="normal"/>
    </style:style>
    <style:style style:name="T20" style:family="text">
      <style:text-properties fo:font-style="normal" officeooo:rsid="004c86cf" style:font-style-asian="normal" style:font-style-complex="normal"/>
    </style:style>
    <style:style style:name="T21" style:family="text">
      <style:text-properties fo:font-style="normal" officeooo:rsid="005c7085" style:font-style-asian="normal" style:font-style-complex="normal"/>
    </style:style>
    <style:style style:name="T22" style:family="text">
      <style:text-properties officeooo:rsid="004a4ddf"/>
    </style:style>
    <style:style style:name="T23" style:family="text">
      <style:text-properties officeooo:rsid="004ad89f"/>
    </style:style>
    <style:style style:name="T24" style:family="text">
      <style:text-properties officeooo:rsid="004b3959"/>
    </style:style>
    <style:style style:name="T25" style:family="text">
      <style:text-properties officeooo:rsid="004c86cf"/>
    </style:style>
    <style:style style:name="T26" style:family="text">
      <style:text-properties officeooo:rsid="004d7f1f"/>
    </style:style>
    <style:style style:name="T27" style:family="text">
      <style:text-properties officeooo:rsid="004f2728"/>
    </style:style>
    <style:style style:name="T28" style:family="text">
      <style:text-properties officeooo:rsid="00523823"/>
    </style:style>
    <style:style style:name="T29" style:family="text">
      <style:text-properties officeooo:rsid="0052b104"/>
    </style:style>
    <style:style style:name="T30" style:family="text">
      <style:text-properties officeooo:rsid="005461ba"/>
    </style:style>
    <style:style style:name="T31" style:family="text">
      <style:text-properties officeooo:rsid="005633cf"/>
    </style:style>
    <style:style style:name="T32" style:family="text">
      <style:text-properties officeooo:rsid="005c048a"/>
    </style:style>
    <style:style style:name="T33" style:family="text">
      <style:text-properties officeooo:rsid="005cadfe"/>
    </style:style>
    <style:style style:name="T34" style:family="text">
      <style:text-properties officeooo:rsid="005ead16"/>
    </style:style>
    <style:style style:name="T35" style:family="text">
      <style:text-properties officeooo:rsid="005f432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ntrée !!</text:p>
      <text:h text:style-name="Heading_20_1" text:outline-level="1">Plan de la présentation </text:h>
      <text:p text:style-name="P18">Un objectif principal : comment améliorer l’efficacité et l’application des documents d’aménagement à différentes échelles afin de </text:p>
      <text:p text:style-name="P18">Hypothèses, moyens : Utilisation de simulations informatiques </text:p>
      <text:p text:style-name="P18"><text:s/></text:p>
      <text:p text:style-name="P19">Discuter le choix des différents modules est très <text:span text:style-name="T30">absent</text:span> de la thèse et demandé dans les rapports : <text:span text:style-name="T22">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9"/>
      <text:p text:style-name="P18">L’étude de variabilité n’est pas un objectif en sois : <text:span text:style-name="T23">fait pour palier à la grande variabilité de MUP-City – utilisé dans la réflexion (permet de représenter l’incertitude du développement urbain – atteste la fiabilité dans certaines situations) Muscler le jeux sur la critique de ne pas prendre les cellules avec un intérêt de 0 ! </text:span></text:p>
      <text:p text:style-name="P21">SimPLU pourrait être utilisé afin de densifier lorsque MUP ne peux sélectionner (en milieu urbain – modifier la mauvaise formulation dans le chap 5)<text:span text:style-name="T27"> </text:span></text:p>
      <text:p text:style-name="P21"/>
      <text:p text:style-name="P17"/>
      <text:h text:style-name="P52" text:outline-level="1"/>
      <text:h text:style-name="P53" text:outline-level="1">Introduction </text:h>
      <text:h text:style-name="Heading_20_2" text:outline-level="2">Contexte : </text:h>
      <text:p text:style-name="P10">Slide 1 : Étalement résidentiel pas bien. <text:s/><text:span text:style-name="T30">Le logement semble être le nerf de la guerre</text:span></text:p>
      <text:p text:style-name="P9">Slide 2 : Documents d’aménagement pour lutter contre <text:span text:style-name="T10">ce phénomène (schéma général, pas trop de détails). </text:span></text:p>
      <text:p text:style-name="P20">Slide 3 : <text:span text:style-name="T30">Nous </text:span>décidons d’étudier <text:span text:style-name="T24">les effets des documents d’aménagement sur la construction de nouveaux logements et comment les rendre plus efficaces. </text:span></text:p>
      <text:h text:style-name="Heading_20_2" text:outline-level="2">Enjeux :</text:h>
      <text:p text:style-name="P14"><text:span text:style-name="T15">Les règlements d’aménagement</text:span> peuvent <text:span text:style-name="T15">avoir des effets</text:span> contradictoire (petit exemple <text:span text:style-name="T24">mais sans trop s’appuyer sur les documents) – prévoir en amont grâce à des outils pour aider à leurs conception.</text:span></text:p>
      <text:p text:style-name="P15">Les régions urbaines sont des espaces <text:span text:style-name="T16">complexes</text:span><text:span text:style-name="T17"> </text:span><text:span text:style-name="T18">donc </text:span><text:span text:style-name="T21">simuler leurs évolutions</text:span><text:span text:style-name="T18"> demande beaucoup de technos : </text:span><text:span text:style-name="T20">simulation </text:span><text:span text:style-name="T21">spatiale à visée prospective</text:span><text:span text:style-name="T19"> pour représenter le développement résidentiel.</text:span></text:p>
      <text:p text:style-name="P32">Définition de ce <text:span text:style-name="T32">domaine</text:span>, de ce à quoi peut servir ces modèles et de comment il est possible de les utiliser <text:span text:style-name="T33">pour mieux prévoir les politiques d’aménagement. </text:span></text:p>
      <text:p text:style-name="P32"/>
      <text:h text:style-name="Heading_20_2" text:outline-level="2">Objectifs de la thèse : </text:h>
      <text:p text:style-name="P11">Création d’un <text:span text:style-name="T34">modèle</text:span> <text:span text:style-name="T34">de développement résidentiel, afin de simuler des évolutions :</text:span></text:p>
      <text:list xml:id="list2894370615" text:style-name="L1">
        <text:list-item>
          <text:p text:style-name="P37">réaliste (respectant les règlements et les contraintes physiques et fonctionnelles) </text:p>
        </text:list-item>
        <text:list-item>
          <text:p text:style-name="P37">multi-échelle <text:span text:style-name="T31">(de l’échelle de l’agglo à la parcelle)</text:span></text:p>
        </text:list-item>
      </text:list>
      <text:p text:style-name="P35"/>
      <text:p text:style-name="P34"><text:span text:style-name="T34">Caractéristiques nécessaires (devant être traités par le modèle) : </text:span></text:p>
      <text:list xml:id="list301964318" text:style-name="L2">
        <text:list-item>
          <text:p text:style-name="P38"><text:span text:style-name="T34">S</text:span>imuler un développement résidentiel potentiel à l’échelle de l’agglomération</text:p>
        </text:list-item>
        <text:list-item>
          <text:p text:style-name="P39"><text:span text:style-name="T34">Traiter</text:span> <text:span text:style-name="T32">différemment certains types de</text:span> zones (<text:span text:style-name="T34">type de communes , </text:span>interdictions de construir<text:span text:style-name="T34">e</text:span>)</text:p>
        </text:list-item>
        <text:list-item>
          <text:p text:style-name="P38"><text:span text:style-name="T34">S</text:span>imuler la construction de bâtiments (position, type <text:span text:style-name="T34">de bâtiment</text:span>) en fonction des contraintes réglementaires <text:span text:style-name="T34">afin d’e</text:span>stimer les logements créées </text:p>
        </text:list-item>
      </text:list>
      <text:p text:style-name="P35"/>
      <text:p text:style-name="P36">Quelques résultats à avoir afin d’utiliser le modèle pour l’assistance à la rédaction des documents d’aménagement.</text:p>
      <text:list xml:id="list3457662166" text:style-name="L3">
        <text:list-item>
          <text:p text:style-name="P40">Simulation de nouvelles parcelles, bâtiments et logements</text:p>
        </text:list-item>
        <text:list-item>
          <text:p text:style-name="P40">Relation et degré de compatibilité entre les documents d’aménagements</text:p>
        </text:list-item>
        <text:list-item>
          <text:p text:style-name="P40"><text:soft-page-break/>Calcul d’indicateurs fonctionnels, environnementaux, morphologiques… <text:span text:style-name="T34">afin d’estimer les effets des documents d’aménagements et de </text:span></text:p>
        </text:list-item>
      </text:list>
      <text:p text:style-name="P45">Ces objectifs nécessitent de simuler différents mécanismes à différentes échelles : </text:p>
      <text:p text:style-name="P29"><text:span text:style-name="T31">=&gt; Couplage </text:span>de modèles de simulation : <text:span text:style-name="T34">ArtiScales</text:span></text:p>
      <text:h text:style-name="Heading_20_2" text:outline-level="2">Plan de la présentation</text:h>
      <text:h text:style-name="Heading_20_3" text:outline-level="3">Présentation d’ArtiScales : </text:h>
      <text:p text:style-name="P47">choix des différents modules et comparaisons entre eux </text:p>
      <text:list xml:id="list22759439" text:style-name="L5">
        <text:list-item>
          <text:p text:style-name="P46"><text:span text:style-name="T35">p</text:span>our faire une distribution des logements </text:p>
        </text:list-item>
        <text:list-item>
          <text:p text:style-name="P46">pour remodeler les parcelles au besoin</text:p>
        </text:list-item>
        <text:list-item>
          <text:p text:style-name="P46">pour simuler les bâtiments constructibles <text:span text:style-name="T34">sur ces parcelles </text:span></text:p>
        </text:list-item>
      </text:list>
      <text:p text:style-name="P50"/>
      <text:p text:style-name="P50">Distribution de logements</text:p>
      <text:p text:style-name="P48"><text:span text:style-name="T35">Comparer avec un LUTI (UrbanSim ou MobiSim ?) , avec un système multi-agents Arentze 2006</text:span></text:p>
      <text:p text:style-name="P51"><text:span text:style-name="T35">R</text:span>emodel<text:span text:style-name="T35">age</text:span> <text:span text:style-name="T35">d</text:span>es parcelles </text:p>
      <text:p text:style-name="P49">UrbanSimul mais pas de doc et fermé</text:p>
      <text:p text:style-name="P49">des algos existent =&gt; on va les réadapter à notre besoin</text:p>
      <text:p text:style-name="P50">Simulation des bâtiments </text:p>
      <text:p text:style-name="P49">SimPLU3D avec de la génération procédurale ou un truc du style</text:p>
      <text:p text:style-name="P49"/>
      <text:h text:style-name="Heading_20_2" text:outline-level="2">Présentation de MUP-City </text:h>
      <text:p text:style-name="P12"><text:tab/>Variabilité importante : <text:span text:style-name="T15">présentation d’un scénario avec différentes variantes</text:span></text:p>
      <text:h text:style-name="Heading_20_2" text:outline-level="2">Présentation du Parcel Manager</text:h>
      <text:h text:style-name="Heading_20_2" text:outline-level="2">Présentation de SimPLU3D</text:h>
      <text:h text:style-name="Heading_20_2" text:outline-level="2">Présentation des résultats de l’expérimentation d’ArtiScales sur Besançon </text:h>
      <text:p text:style-name="P13"><text:tab/><text:span text:style-name="T29">comparer les différents scénarios ou différentes variantes ? </text:span></text:p>
      <text:p text:style-name="P33"><text:s/><text:span text:style-name="T35">Mettre en exemple des soucis de compatibilité, des soucis de </text:span></text:p>
      <text:h text:style-name="Heading_20_2" text:outline-level="2">Conclusion</text:h>
      <text:p text:style-name="P26"><text:span text:style-name="T31">Discussion</text:span> sur MUP-City et son utilisation relative à nos objectifs</text:p>
      <text:p text:style-name="P27"><text:soft-page-break/><text:span text:style-name="T31">Quelles</text:span> parties sont généralisables ? <text:span text:style-name="T27">La méthodo de couplage ? La méthodo d’analyse de variabilité ? </text:span></text:p>
      <text:p text:style-name="P30">Pas forcément assez de détail pour rentrer dans les documents d’aménagement alors ne pas parler du <text:span text:style-name="T31">caractère</text:span> performantiel du modèle mais prévoir une <text:span text:style-name="T28">(des) </text:span>slide<text:span text:style-name="T28">s</text:span> <text:span text:style-name="T28">en réserve</text:span></text:p>
      <text:h text:style-name="Heading_20_2" text:outline-level="2">Perspective</text:h>
      <text:p text:style-name="P31">En choisir quelques unes </text:p>
      <text:p text:style-name="P24"/>
      <text:h text:style-name="P54" text:outline-level="1">Analyse et réponse concernant les rapports </text:h>
      <text:p text:style-name="P16"/>
      <text:p text:style-name="P3">Questions à <text:span text:style-name="T8">répondre</text:span> pendant la soutenance :</text:p>
      <text:p text:style-name="P5">Grosse question sur l’orientation et les objectifs du modèle : Pourquoi la plateforme ne pourrait elle pas répondre à tous les objectifs que CGJ énumère ?! </text:p>
      <text:p text:style-name="P3"/>
      <text:p text:style-name="P22"/>
      <text:p text:style-name="P22">Se sentir prêt à argumenter sur les points suivants : </text:p>
      <text:p text:style-name="P22">Pas de calibration réalisée ni de rappel au passé : les politiques urbaines peuvent vouloir pouvoir changer les choses, pas en se basant sur un laissé faire libéral (je suis un coco bordel)</text:p>
      <text:p text:style-name="P23">Possibilité de faire autrement ?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26">et usuel</text:span>, <text:span text:style-name="T26">les modèles de simulations à visées prospectives, </text:span>les <text:span text:style-name="T26">contraintes et les objectifs nécessaires à notre modèle, l’état de l’art et l’arrêt sur nos modèles, les objectifs que celui ci pourrait répondre. </text:span></text:p>
      <text:p text:style-name="P25">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28">Statut intermédiaire du modèle (descriptif/stylistique) : proviens car les différentes parties ne sont pas identiques (MUP-City plutot stylisé – SimPLU plutot descriptif). Proposition d’un statut hybride par ce type de couplage ? </text:p>
      <text:p text:style-name="P4">a revoir sur le manuscrit :</text:p>
      <text:list xml:id="list3609167245" text:style-name="L4">
        <text:list-item>
          <text:p text:style-name="P41">redites et fautes d’orthographe <text:span text:style-name="T3">(nik ta mer la nikée)</text:span></text:p>
        </text:list-item>
        <text:list-item>
          <text:p text:style-name="P41">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41">renforcer le positionnement par rapport à UrbanSimul <text:span text:style-name="T3">= le rapporteur m’a donc pris pour un myto.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42">SimPLU pourrait être utilisé afin de densifier lorsque MUP ne peux sélectionner (en milieu urbain – modifier la mauvaise formulation dans le chap 5). <text:span text:style-name="T25">De même, des zones de l’ANRU peuvent être définies et détruites et resoumises à un processus de totale d’une zone </text:span></text:p>
        </text:list-item>
        <text:list-item>
          <text:p text:style-name="P42">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41"><text:soft-page-break/></text:p>
        </text:list-item>
      </text:list>
      <text:p text:style-name="P6">Pistes : </text:p>
      <text:p text:style-name="P7"><text:span text:style-name="T9">R</text:span>éflexion sur les facteurs d’incertitude dans le domaine du développement territorial (mécanismes de rétention foncière, logiques de marché, dynamiques politiques etc.)</text:p>
      <text:p text:style-name="P7">traitements complémentaires prévus</text:p>
      <text:p text:style-name="P8"/>
      <text:p text:style-name="P4">Ref et notions à checker : <text:s/>Porta, Arentze et Gheniaux.</text:p>
      <text:p text:style-name="P5">Josselin sur la robustesse </text:p>
      <text:p text:style-name="P5">é<text:span text:style-name="T4">volution des trames parcellaire déjà beaucoup étudiée depuis les années 90 ? rechecker ça boi et trouver en quoi. </text:span></text:p>
      <text:p text:style-name="P6">(revoir les régressions logistiques)</text:p>
      <text:p text:style-name="P16"><text:span text:style-name="T11"><text:s/>ROC entre différents scénarios, </text:span><text:span text:style-name="T13">: </text:span><text:span text:style-name="T12">Receiver Operating Characteristic ». Cette méthode statistique p</text:span><text:span text:style-name="T14">ermet d‟évaluer la précision d‟une règle de décision binaire, de comparer plusieurs indicateurs et d‟optimiser leurs seuils de décisions (Swets, 1988; Makowski and Monod, 2011). </text:span></text:p>
      <text:p text:style-name="P6"><text:s/>distinguant les near-miss des far-miss par l’analyse sur base de <text:span text:style-name="T5">logique floue </text:span>ou à travers une méthode multi-échelle telle que proposée par Ponthius),</text:p>
      <text:h text:style-name="P43" text:outline-level="1"/>
      <text:h text:style-name="P55"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6">ennuie</text:span> trop et que vous n’avez plus de batterie sur vos ordinateurs de poche, je ne me formaliserais <text:span text:style-name="T6">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6">apéritif</text:span>, <text:span text:style-name="T7">certainement</text:span> dans la même salle, puis <text:span text:style-name="T7">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6">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06T16:58:14.649353361</dc:date>
    <meta:editing-duration>PT10H32M36S</meta:editing-duration>
    <meta:editing-cycles>19</meta:editing-cycles>
    <meta:generator>LibreOffice/6.0.7.3$Linux_X86_64 LibreOffice_project/00m0$Build-3</meta:generator>
    <meta:document-statistic meta:table-count="0" meta:image-count="0" meta:object-count="0" meta:page-count="7" meta:paragraph-count="90" meta:word-count="1494" meta:character-count="9653" meta:non-whitespace-character-count="8199"/>
  </office:meta>
</office:document-meta>
</file>